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23ff23"/>
    </style:style>
    <style:style style:name="ce33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4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)" office:value-type="float" office:value="8677.81602384544" calcext:value-type="float">
            <text:p>8677.8160238454</text:p>
          </table:table-cell>
          <table:table-cell table:formula="of:=SUM([.N1];[.L2])" office:value-type="float" office:value="11437.8160238454" calcext:value-type="float">
            <text:p>11437.8160238454</text:p>
          </table:table-cell>
          <table:table-cell office:value-type="float" office:value="1950" calcext:value-type="float">
            <text:p>1950</text:p>
          </table:table-cell>
          <table:table-cell table:formula="of:=[.N2]-[.M2]" office:value-type="float" office:value="-9487.81602384544" calcext:value-type="float">
            <text:p>-9487.8160238454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)" office:value-type="float" office:value="8677.81602384544" calcext:value-type="float">
            <text:p>8677.8160238454</text:p>
          </table:table-cell>
          <table:table-cell table:formula="of:=SUM([.L4:.L4];[.N1])" office:value-type="float" office:value="11437.8160238454" calcext:value-type="float">
            <text:p>11437.8160238454</text:p>
          </table:table-cell>
          <table:table-cell office:value-type="float" office:value="7000" calcext:value-type="float">
            <text:p>7000</text:p>
          </table:table-cell>
          <table:table-cell table:formula="of:=[.N4]-[.M4]" office:value-type="float" office:value="-4437.81602384544" calcext:value-type="float">
            <text:p>-4437.8160238454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2" table:formula="of:=[.N5]-[.M5]" office:value-type="float" office:value="7120.05860238832" calcext:value-type="float">
            <text:p>7120.0586023883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2" table:formula="of:=[.N8]-[.M8]" office:value-type="float" office:value="393.487394957983" calcext:value-type="float">
            <text:p>393.487394958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/>
          <table:table-cell table:formula="of:=SUM([.H10];[.H33];[.H57];[.H82])" office:value-type="float" office:value="6353.13025210084" calcext:value-type="float">
            <text:p>6353.1302521008</text:p>
          </table:table-cell>
          <table:table-cell table:formula="of:=SUM([.L10:.L10];[.N1])" office:value-type="float" office:value="9113.13025210084" calcext:value-type="float">
            <text:p>9113.1302521008</text:p>
          </table:table-cell>
          <table:table-cell office:value-type="float" office:value="5000" calcext:value-type="float">
            <text:p>5000</text:p>
          </table:table-cell>
          <table:table-cell table:formula="of:=[.N10]-[.M10]" office:value-type="float" office:value="-4113.13025210084" calcext:value-type="float">
            <text:p>-4113.1302521008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)" office:value-type="float" office:value="3007.09150326797" calcext:value-type="float">
            <text:p>3007.091503268</text:p>
          </table:table-cell>
          <table:table-cell table:formula="of:=SUM([.L11:.L11];[.O1])" office:value-type="float" office:value="4507.09150326797" calcext:value-type="float">
            <text:p>4507.091503268</text:p>
          </table:table-cell>
          <table:table-cell office:value-type="float" office:value="3900" calcext:value-type="float">
            <text:p>3900</text:p>
          </table:table-cell>
          <table:table-cell table:formula="of:=[.N11]-[.M11]" office:value-type="float" office:value="-607.091503267973" calcext:value-type="float">
            <text:p>-607.091503268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)" office:value-type="float" office:value="8677.81602384544" calcext:value-type="float">
            <text:p>8677.8160238454</text:p>
          </table:table-cell>
          <table:table-cell table:formula="of:=SUM([.L12:.L12];[.N1])" office:value-type="float" office:value="11437.8160238454" calcext:value-type="float">
            <text:p>11437.8160238454</text:p>
          </table:table-cell>
          <table:table-cell office:value-type="float" office:value="5500" calcext:value-type="float">
            <text:p>5500</text:p>
          </table:table-cell>
          <table:table-cell table:formula="of:=[.N12]-[.M12]" office:value-type="float" office:value="-5937.81602384544" calcext:value-type="float">
            <text:p>-5937.8160238454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)" office:value-type="float" office:value="5054.9766573296" calcext:value-type="float">
            <text:p>5054.9766573296</text:p>
          </table:table-cell>
          <table:table-cell table:formula="of:=SUM([.L13:.L13];[.N1])" office:value-type="float" office:value="7814.9766573296" calcext:value-type="float">
            <text:p>7814.9766573296</text:p>
          </table:table-cell>
          <table:table-cell office:value-type="float" office:value="4300" calcext:value-type="float">
            <text:p>4300</text:p>
          </table:table-cell>
          <table:table-cell table:formula="of:=[.N13]-[.M13]" office:value-type="float" office:value="-3514.9766573296" calcext:value-type="float">
            <text:p>-3514.9766573296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)" office:value-type="float" office:value="4818.06370186401" calcext:value-type="float">
            <text:p>4818.063701864</text:p>
          </table:table-cell>
          <table:table-cell table:formula="of:=SUM([.L15:.L15];[.N1])" office:value-type="float" office:value="7578.06370186401" calcext:value-type="float">
            <text:p>7578.063701864</text:p>
          </table:table-cell>
          <table:table-cell office:value-type="float" office:value="5200" calcext:value-type="float">
            <text:p>5200</text:p>
          </table:table-cell>
          <table:table-cell table:formula="of:=[.N15]-[.M15]" office:value-type="float" office:value="-2378.06370186401" calcext:value-type="float">
            <text:p>-2378.063701864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)" office:value-type="float" office:value="3781.98969331322" calcext:value-type="float">
            <text:p>3781.9896933132</text:p>
          </table:table-cell>
          <table:table-cell table:formula="of:=SUM([.L16:.L16];[.N1])" office:value-type="float" office:value="6541.98969331322" calcext:value-type="float">
            <text:p>6541.9896933132</text:p>
          </table:table-cell>
          <table:table-cell office:value-type="float" office:value="10000" calcext:value-type="float">
            <text:p>10000</text:p>
          </table:table-cell>
          <table:table-cell table:style-name="ce32" table:formula="of:=[.N16]-[.M16]" office:value-type="float" office:value="3458.01030668678" calcext:value-type="float">
            <text:p>3458.0103066868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)" office:value-type="float" office:value="8677.81602384544" calcext:value-type="float">
            <text:p>8677.8160238454</text:p>
          </table:table-cell>
          <table:table-cell table:formula="of:=SUM([.L17:.L17];[.N1])" office:value-type="float" office:value="11437.8160238454" calcext:value-type="float">
            <text:p>11437.8160238454</text:p>
          </table:table-cell>
          <table:table-cell office:value-type="float" office:value="11300" calcext:value-type="float">
            <text:p>11300</text:p>
          </table:table-cell>
          <table:table-cell table:formula="of:=[.N17]-[.M17]" office:value-type="float" office:value="-137.816023845437" calcext:value-type="float">
            <text:p>-137.816023845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)" office:value-type="float" office:value="8677.81602384544" calcext:value-type="float">
            <text:p>8677.8160238454</text:p>
          </table:table-cell>
          <table:table-cell table:formula="of:=SUM([.L18:.L18];[.N1])" office:value-type="float" office:value="11437.8160238454" calcext:value-type="float">
            <text:p>11437.8160238454</text:p>
          </table:table-cell>
          <table:table-cell office:value-type="float" office:value="10400" calcext:value-type="float">
            <text:p>10400</text:p>
          </table:table-cell>
          <table:table-cell table:formula="of:=[.N18]-[.M18]" office:value-type="float" office:value="-1037.81602384544" calcext:value-type="float">
            <text:p>-1037.816023845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)" office:value-type="float" office:value="8342.52190619838" calcext:value-type="float">
            <text:p>8342.5219061984</text:p>
          </table:table-cell>
          <table:table-cell table:formula="of:=SUM([.L19:.L19];[.N1])" office:value-type="float" office:value="11102.5219061984" calcext:value-type="float">
            <text:p>11102.5219061984</text:p>
          </table:table-cell>
          <table:table-cell office:value-type="float" office:value="5250" calcext:value-type="float">
            <text:p>5250</text:p>
          </table:table-cell>
          <table:table-cell table:formula="of:=[.N19]-[.M19]" office:value-type="float" office:value="-5852.52190619838" calcext:value-type="float">
            <text:p>-5852.521906198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)" office:value-type="float" office:value="8677.81602384544" calcext:value-type="float">
            <text:p>8677.8160238454</text:p>
          </table:table-cell>
          <table:table-cell table:formula="of:=SUM([.L20:.L20];[.N1])" office:value-type="float" office:value="11437.8160238454" calcext:value-type="float">
            <text:p>11437.8160238454</text:p>
          </table:table-cell>
          <table:table-cell office:value-type="float" office:value="9300" calcext:value-type="float">
            <text:p>9300</text:p>
          </table:table-cell>
          <table:table-cell table:formula="of:=[.N20]-[.M20]" office:value-type="float" office:value="-2137.81602384544" calcext:value-type="float">
            <text:p>-2137.8160238454</text:p>
          </table:table-cell>
        </table:table-row>
        <table:table-row table:style-name="ro3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)" office:value-type="float" office:value="6637.17876894348" calcext:value-type="float">
            <text:p>6637.1787689435</text:p>
          </table:table-cell>
          <table:table-cell table:formula="of:=SUM([.L21:.L21];[.N1])" office:value-type="float" office:value="9397.17876894347" calcext:value-type="float">
            <text:p>9397.1787689435</text:p>
          </table:table-cell>
          <table:table-cell office:value-type="float" office:value="10000" calcext:value-type="float">
            <text:p>10000</text:p>
          </table:table-cell>
          <table:table-cell table:style-name="ce32" table:formula="of:=[.N21]-[.M21]" office:value-type="float" office:value="602.821231056525" calcext:value-type="float">
            <text:p>602.8212310565</text:p>
          </table:table-cell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)" office:value-type="float" office:value="3197.20469159324" calcext:value-type="float">
            <text:p>3197.2046915932</text:p>
          </table:table-cell>
          <table:table-cell table:formula="of:=SUM([.O1];[.L22])" office:value-type="float" office:value="4697.20469159324" calcext:value-type="float">
            <text:p>4697.2046915932</text:p>
          </table:table-cell>
          <table:table-cell office:value-type="float" office:value="0" calcext:value-type="float">
            <text:p>0</text:p>
          </table:table-cell>
          <table:table-cell table:formula="of:=[.N22]-[.M22]" office:value-type="float" office:value="-4697.20469159324" calcext:value-type="float">
            <text:p>-4697.2046915932</text:p>
          </table:table-cell>
        </table:table-row>
        <table:table-row table:style-name="ro3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)" office:value-type="float" office:value="4394.18599288568" calcext:value-type="float">
            <text:p>4394.1859928857</text:p>
          </table:table-cell>
          <table:table-cell table:formula="of:=SUM([.L23:.L23];[.O1])" office:value-type="float" office:value="5894.18599288568" calcext:value-type="float">
            <text:p>5894.1859928857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23]-[.M23]" office:value-type="float" office:value="1105.81400711432" calcext:value-type="float">
            <text:p>1105.8140071143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7" office:value-type="float" office:value="7250" calcext:value-type="float">
            <text:p>7250</text:p>
          </table:table-cell>
          <table:table-cell office:value-type="string" calcext:value-type="string">
            <text:p>Tatev</text:p>
          </table:table-cell>
          <table:table-cell table:style-name="ce18" table:formula="of:=SUM([.H47];[.H71];[.H96];[.H122])" office:value-type="float" office:value="2869.82701852671" calcext:value-type="float">
            <text:p>2869.8270185267</text:p>
          </table:table-cell>
          <table:table-cell table:formula="of:=SUM([.L24:.L24];[.O1])" office:value-type="float" office:value="4369.82701852671" calcext:value-type="float">
            <text:p>4369.8270185267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24]-[.M24]" office:value-type="float" office:value="2630.17298147329" calcext:value-type="float">
            <text:p>2630.1729814733</text:p>
          </table:table-cell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)" office:value-type="float" office:value="2020.56489262372" calcext:value-type="float">
            <text:p>2020.5648926237</text:p>
          </table:table-cell>
          <table:table-cell table:formula="of:=SUM([.L25:.L25];[.O1])" office:value-type="float" office:value="3520.56489262372" calcext:value-type="float">
            <text:p>3520.5648926237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25]-[.M25]" office:value-type="float" office:value="3479.43510737628" calcext:value-type="float">
            <text:p>3479.4351073763</text:p>
          </table:table-cell>
        </table:table-row>
        <table:table-row table:style-name="ro3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formula="of:=[.N26]-[.M26]" office:value-type="float" office:value="-394.444444444444" calcext:value-type="float">
            <text:p>-394.4444444444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44800" calcext:value-type="float">
            <text:p>144800</text:p>
          </table:table-cell>
          <table:table-cell table:style-name="ce2" table:formula="of:=SUM([.M2:.M27])" office:value-type="float" office:value="204740" calcext:value-type="float">
            <text:p>204740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2];[.O26];[.O27])" office:value-type="float" office:value="-61929.7996310535" calcext:value-type="float">
            <text:p>-61929.7996310535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)" office:value-type="float" office:value="144800" calcext:value-type="float">
            <text:p>144800</text:p>
          </table:table-cell>
          <table:table-cell table:formula="of:=SUM([.K2];[.K3];[.K8];[.K22];[.K35];[.K37];[.K49];[.K100];[.K99])" office:value-type="float" office:value="144700" calcext:value-type="float">
            <text:p>144700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100" calcext:value-type="float">
            <text:p>1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6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table:style-name="ce2"/>
          <table:table-cell table:style-name="ce8" table:formula="of:=SUM([.A155:.E155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55:.F15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55:.B155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2"/>
          <table:table-cell table:style-name="ce3" table:formula="of:=SUM([.A155:.F155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A155:.B155])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3" table:formula="of:=SUM([.A155];[.B155];[.D155];[.E155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style-name="ce8" table:number-columns-repeated="5"/>
          <table:table-cell/>
          <table:table-cell table:formula="of:=SUM([.B155:.E155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D155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3"/>
          <table:table-cell table:number-columns-repeated="2"/>
          <table:table-cell table:formula="of:=SUM([.A155:.F155])" office:value-type="float" office:value="0" calcext:value-type="float">
            <text:p>0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0" calcext:value-type="float">
            <text:p>0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0" calcext:value-type="float">
            <text:p>0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0" calcext:value-type="float">
            <text:p>0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D155])" office:value-type="float" office:value="0" calcext:value-type="float">
            <text:p>0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55])" office:value-type="float" office:value="0" calcext:value-type="float">
            <text:p>0</text:p>
          </table:table-cell>
          <table:table-cell table:style-name="ce31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E15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B155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B155];[.E155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5])"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2"/>
          <table:table-cell table:style-name="ce2" table:formula="of:=[.B129]/18" office:value-type="float" office:value="0" calcext:value-type="float">
            <text:p>0</text:p>
          </table:table-cell>
          <table:table-cell table:style-name="ce2" table:formula="of:=[.C129]/18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Tue</text:p>
          </table:table-cell>
          <table:table-cell table:style-name="ce33" office:value-type="string" calcext:value-type="string">
            <text:p>Wed</text:p>
          </table:table-cell>
          <table:table-cell table:style-name="ce33" office:value-type="string" calcext:value-type="string">
            <text:p>Thu</text:p>
          </table:table-cell>
          <table:table-cell table:style-name="ce33" office:value-type="string" calcext:value-type="string">
            <text:p>Fri</text:p>
          </table:table-cell>
          <table:table-cell table:style-name="ce33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 style:data-style-name="N2" text:time-value="20:40:29.24864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5T21:55:26.465992936</dc:date>
    <meta:editing-duration>P3DT4H12M5S</meta:editing-duration>
    <meta:editing-cycles>1486</meta:editing-cycles>
    <meta:generator>LibreOffice/4.2.6.3$Linux_X86_64 LibreOffice_project/420m0$Build-3</meta:generator>
    <meta:document-statistic meta:table-count="10" meta:cell-count="3667" meta:object-count="0"/>
  </office:meta>
</office:document-meta>
</file>